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c081" officeooo:paragraph-rsid="001ac081"/>
    </style:style>
    <style:style style:name="P2" style:family="paragraph" style:parent-style-name="Standard">
      <style:text-properties officeooo:rsid="001caed1" officeooo:paragraph-rsid="001caed1"/>
    </style:style>
    <style:style style:name="P3" style:family="paragraph" style:parent-style-name="Standard" style:list-style-name="L1">
      <style:text-properties officeooo:rsid="001caed1" officeooo:paragraph-rsid="001caed1"/>
    </style:style>
    <style:style style:name="P4" style:family="paragraph" style:parent-style-name="Standard" style:list-style-name="L2">
      <style:text-properties officeooo:rsid="001caed1" officeooo:paragraph-rsid="001caed1"/>
    </style:style>
    <style:style style:name="P5" style:family="paragraph" style:parent-style-name="Standard" style:list-style-name="L2">
      <style:text-properties officeooo:rsid="001dd8c0" officeooo:paragraph-rsid="001dd8c0"/>
    </style:style>
    <style:style style:name="P6" style:family="paragraph" style:parent-style-name="Standard">
      <style:text-properties officeooo:rsid="001dd8c0" officeooo:paragraph-rsid="001dd8c0"/>
    </style:style>
    <style:style style:name="P7" style:family="paragraph" style:parent-style-name="Standard" style:list-style-name="L3">
      <style:text-properties officeooo:rsid="001dd8c0" officeooo:paragraph-rsid="001dd8c0"/>
    </style:style>
    <style:style style:name="P8" style:family="paragraph" style:parent-style-name="Standard">
      <style:text-properties officeooo:rsid="001f0f1c" officeooo:paragraph-rsid="001f0f1c"/>
    </style:style>
    <style:style style:name="P9" style:family="paragraph" style:parent-style-name="Standard">
      <style:text-properties officeooo:rsid="0020639e" officeooo:paragraph-rsid="0020639e"/>
    </style:style>
    <style:style style:name="P10" style:family="paragraph" style:parent-style-name="Standard">
      <style:text-properties fo:font-weight="bold" officeooo:rsid="0020bfb2" officeooo:paragraph-rsid="0020bfb2" style:font-weight-asian="bold" style:font-weight-complex="bold"/>
    </style:style>
    <style:style style:name="P11" style:family="paragraph" style:parent-style-name="Standard" style:list-style-name="L4">
      <style:text-properties fo:font-weight="bold" officeooo:rsid="0020bfb2" officeooo:paragraph-rsid="0020bfb2" style:font-weight-asian="bold" style:font-weight-complex="bold"/>
    </style:style>
    <style:style style:name="P12" style:family="paragraph" style:parent-style-name="Standard" style:list-style-name="L5">
      <style:text-properties fo:font-weight="bold" officeooo:rsid="0020bfb2" officeooo:paragraph-rsid="0020bfb2" style:font-weight-asian="bold" style:font-weight-complex="bold"/>
    </style:style>
    <style:style style:name="P13" style:family="paragraph" style:parent-style-name="Standard" style:list-style-name="L6">
      <style:text-properties fo:font-weight="bold" officeooo:rsid="0020bfb2" officeooo:paragraph-rsid="0020bfb2" style:font-weight-asian="bold" style:font-weight-complex="bold"/>
    </style:style>
    <style:style style:name="P14" style:family="paragraph" style:parent-style-name="Standard">
      <style:text-properties fo:font-weight="bold" officeooo:rsid="00239095" officeooo:paragraph-rsid="00239095" style:font-weight-asian="bold" style:font-weight-complex="bold"/>
    </style:style>
    <style:style style:name="P15" style:family="paragraph" style:parent-style-name="Standard" style:list-style-name="L7">
      <style:text-properties fo:font-weight="bold" officeooo:rsid="00239095" officeooo:paragraph-rsid="00239095" style:font-weight-asian="bold" style:font-weight-complex="bold"/>
    </style:style>
    <style:style style:name="P16" style:family="paragraph" style:parent-style-name="Standard">
      <style:text-properties fo:color="#000000" fo:font-weight="bold" officeooo:rsid="002440ae" officeooo:paragraph-rsid="002440ae" style:font-weight-asian="bold" style:font-weight-complex="bold"/>
    </style:style>
    <style:style style:name="P17" style:family="paragraph" style:parent-style-name="Standard" style:list-style-name="L8">
      <style:text-properties fo:color="#000000" fo:font-weight="bold" officeooo:rsid="0026273c" officeooo:paragraph-rsid="0026273c" style:font-weight-asian="bold" style:font-weight-complex="bold"/>
    </style:style>
    <style:style style:name="P18" style:family="paragraph" style:parent-style-name="Standard">
      <style:text-properties fo:color="#000000" fo:font-weight="bold" officeooo:rsid="0026273c" officeooo:paragraph-rsid="0026273c" style:font-weight-asian="bold" style:font-weight-complex="bold"/>
    </style:style>
    <style:style style:name="P19" style:family="paragraph" style:parent-style-name="Standard" style:list-style-name="L9">
      <style:text-properties fo:color="#000000" fo:font-weight="bold" officeooo:rsid="0026273c" officeooo:paragraph-rsid="0026273c" style:font-weight-asian="bold" style:font-weight-complex="bold"/>
    </style:style>
    <style:style style:name="P20" style:family="paragraph" style:parent-style-name="Standard" style:list-style-name="L10">
      <style:text-properties fo:color="#000000" fo:font-weight="bold" officeooo:rsid="0026273c" officeooo:paragraph-rsid="0026273c" style:font-weight-asian="bold" style:font-weight-complex="bold"/>
    </style:style>
    <style:style style:name="P21" style:family="paragraph" style:parent-style-name="Standard" style:list-style-name="L11">
      <style:text-properties fo:color="#000000" fo:font-weight="bold" officeooo:rsid="0026273c" officeooo:paragraph-rsid="0026273c" style:font-weight-asian="bold" style:font-weight-complex="bold"/>
    </style:style>
    <style:style style:name="P22" style:family="paragraph" style:parent-style-name="Standard" style:list-style-name="L12">
      <style:text-properties fo:color="#000000" fo:font-weight="bold" officeooo:rsid="0026273c" officeooo:paragraph-rsid="0026273c" style:font-weight-asian="bold" style:font-weight-complex="bold"/>
    </style:style>
    <style:style style:name="P23" style:family="paragraph" style:parent-style-name="Standard" style:list-style-name="L13">
      <style:text-properties fo:color="#000000" fo:font-weight="bold" officeooo:rsid="0026273c" officeooo:paragraph-rsid="0026273c" style:font-weight-asian="bold" style:font-weight-complex="bold"/>
    </style:style>
    <style:style style:name="P24" style:family="paragraph" style:parent-style-name="Standard" style:list-style-name="L14">
      <style:text-properties fo:color="#000000" fo:font-weight="bold" officeooo:rsid="0026273c" officeooo:paragraph-rsid="0026273c" style:font-weight-asian="bold" style:font-weight-complex="bold"/>
    </style:style>
    <style:style style:name="P25" style:family="paragraph" style:parent-style-name="Standard">
      <style:text-properties fo:color="#000000" fo:font-weight="bold" officeooo:rsid="0028b315" officeooo:paragraph-rsid="0028b31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8c0" style:font-weight-asian="bold" style:font-weight-complex="bold"/>
    </style:style>
    <style:style style:name="T3" style:family="text">
      <style:text-properties officeooo:rsid="001dd8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d8c0" style:font-weight-asian="normal" style:font-weight-complex="normal"/>
    </style:style>
    <style:style style:name="T6" style:family="text">
      <style:text-properties fo:font-weight="normal" officeooo:rsid="0025c42f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entralização <text:span text:style-name="T1">por serviços/funcional/técnica/por outorga</text:span>:</text:p>
      <text:list xml:id="list25179751" text:style-name="L1">
        <text:list-item>
          <text:p text:style-name="P3">mediante lei;</text:p>
        </text:list-item>
        <text:list-item>
          <text:p text:style-name="P3">criação de PJ de direito público ou privado;</text:p>
        </text:list-item>
        <text:list-item>
          <text:p text:style-name="P3">atribui a PJ criada a titularidade e a execução de certo serviço público;</text:p>
        </text:list-item>
        <text:list-item>
          <text:p text:style-name="P3">o ente que cria a PJ “perde a disponibilidade do serviço”, só podendo retomá-lo mediante lei, ou seja, o prazo de outorga é, geralmente, indeterminado.</text:p>
        </text:list-item>
      </text:list>
      <text:p text:style-name="P2"/>
      <text:p text:style-name="P2">Descentralização <text:span text:style-name="T1">por colaboração/delegação</text:span>:</text:p>
      <text:list xml:id="list2915198554" text:style-name="L2">
        <text:list-item>
          <text:p text:style-name="P4">mediante contrato ou ato unilateral;</text:p>
        </text:list-item>
        <text:list-item>
          <text:p text:style-name="P4">Estado transfere a execução a PJ de direito privado, mas mantém a titularidade;</text:p>
        </text:list-item>
        <text:list-item>
          <text:p text:style-name="P4">concessões, permissões e autorizações;</text:p>
        </text:list-item>
        <text:list-item>
          <text:p text:style-name="P4"><text:span text:style-name="T3">delegação </text:span><text:span text:style-name="T2">por contrato</text:span><text:span text:style-name="T5"> → </text:span><text:span text:style-name="T4">sempre</text:span> por prazo determinado;</text:p>
        </text:list-item>
        <text:list-item>
          <text:p text:style-name="P5">delegação <text:span text:style-name="T1">por ato administrativo</text:span><text:span text:style-name="T4"> → geralmente sem prazo.</text:span></text:p>
        </text:list-item>
      </text:list>
      <text:p text:style-name="P6"><text:span text:style-name="T4"/></text:p>
      <text:p text:style-name="P6"><text:span text:style-name="T4">Descentralização </text:span><text:span text:style-name="T1">territorial/geográfica</text:span><text:span text:style-name="T4">:</text:span></text:p>
      <text:list xml:id="list3615229272" text:style-name="L3">
        <text:list-item>
          <text:p text:style-name="P7"><text:span text:style-name="T4">entidade local, geograficamente limitada, dotada de personalidade jurídica prória, de direito público;</text:span></text:p>
        </text:list-item>
        <text:list-item>
          <text:p text:style-name="P7"><text:span text:style-name="T4">capacidade administrativa genérica;</text:span></text:p>
        </text:list-item>
        <text:list-item>
          <text:p text:style-name="P7"><text:span text:style-name="T4">permite o exercício da capacidade legislativa, mas sem autonomia (subordinada às normas emanadas pelo poder central).</text:span></text:p>
        </text:list-item>
      </text:list>
      <text:p text:style-name="P6"><text:span text:style-name="T4"/></text:p>
      <text:p text:style-name="P8"><text:span text:style-name="T4">Desconcentração </text:span><text:span text:style-name="T1">em razão da matéria</text:span><text:span text:style-name="T4"> → MF, MTE…</text:span></text:p>
      <text:p text:style-name="P8"><text:span text:style-name="T4">Desconcentração </text:span><text:span text:style-name="T1">em razão do grau ou hierarquia</text:span><text:span text:style-name="T4"> → ministérios, secretarias, superintendências…</text:span></text:p>
      <text:p text:style-name="P8"><text:span text:style-name="T4">Desconcentração </text:span><text:span text:style-name="T1">pelo critério territorial</text:span><text:span text:style-name="T4"> → SRFB/SP, SRFB/RS…</text:span></text:p>
      <text:p text:style-name="P8"><text:span text:style-name="T4"/></text:p>
      <text:p text:style-name="P9"><text:span text:style-name="T1">Centralização </text:span><text:span text:style-name="T4">→ Estado retoma a execução do serviço, prestando-o diretamente.</text:span></text:p>
      <text:p text:style-name="P9"><text:span text:style-name="T1">Concentração </text:span><text:span text:style-name="T4">→ dois ou mais órgãos internos são agrupados em apenas um.</text:span></text:p>
      <text:p text:style-name="P8"><text:span text:style-name="T4"/></text:p>
      <text:p text:style-name="P10">Teoria do mandato<text:span text:style-name="T4">:</text:span></text:p>
      <text:list xml:id="list3215281053" text:style-name="L4">
        <text:list-item>
          <text:p text:style-name="P11"><text:span text:style-name="T4">agentes seriam mandatários do Estado;</text:span></text:p>
        </text:list-item>
        <text:list-item>
          <text:p text:style-name="P11"><text:span text:style-name="T4">não vingou, pois não explica como o Estado, que não tem vontade própria, <text:s/>poderia outorgar o mandato.</text:span></text:p>
        </text:list-item>
      </text:list>
      <text:p text:style-name="P10"><text:span text:style-name="T4"/></text:p>
      <text:p text:style-name="P10">Teoria da representação<text:span text:style-name="T4">:</text:span></text:p>
      <text:list xml:id="list1534040207" text:style-name="L5">
        <text:list-item>
          <text:p text:style-name="P12"><text:span text:style-name="T4">agentes seriam representantes do Estado, equiparado à figura do tutor ou curador dos incapazes;</text:span></text:p>
        </text:list-item>
        <text:list-item>
          <text:p text:style-name="P12"><text:span text:style-name="T4">criticada por equiparar o Estado ao incapaz que, ao contrário daquele, não possui capacidade para designar representante para si mesmo;</text:span></text:p>
        </text:list-item>
        <text:list-item>
          <text:p text:style-name="P12"><text:span text:style-name="T4">criticada também por permitir que o representante ultrapasse os poderes da representação sem que o Estado respondesse por esses atos perante terceiros prejudicados.</text:span></text:p>
        </text:list-item>
      </text:list>
      <text:p text:style-name="P10"><text:span text:style-name="T4"/></text:p>
      <text:p text:style-name="P10">Teoria do órgão<text:span text:style-name="T4">:</text:span></text:p>
      <text:list xml:id="list2646539891" text:style-name="L6">
        <text:list-item>
          <text:p text:style-name="P13"><text:span text:style-name="T4">presume que a PJ manifesta sua vontade por meio dos órgãos que a compõem, sendo eles mesmos, os órgãos, compostos por agentes;</text:span></text:p>
        </text:list-item>
        <text:list-item>
          <text:p text:style-name="P13"><text:span text:style-name="T4">quando os agentes agem, é como se o próprio Estado o fizesse;</text:span></text:p>
        </text:list-item>
        <text:list-item>
          <text:p text:style-name="P13"><text:span text:style-name="T4">Di Pietro → substitui-se a ideia de “representação” pela de “imputação”;</text:span></text:p>
        </text:list-item>
        <text:list-item>
          <text:p text:style-name="P13"><text:span text:style-name="T4">para haver a imputação, é preciso que o agente que pratica o ato esteja agindo conforme a lei ou que, pelo menos, o ato revista-se de aparência de ato jurídico legítimo e seja praticado por alguém que pareça ser um agente público.</text:span></text:p>
        </text:list-item>
      </text:list>
      <text:p text:style-name="P10"><text:span text:style-name="T4"/></text:p>
      <text:p text:style-name="P14"><text:soft-page-break/>Órgão público<text:span text:style-name="T4">:</text:span></text:p>
      <text:list xml:id="list654000948" text:style-name="L7">
        <text:list-item>
          <text:p text:style-name="P15"><text:span text:style-name="T4">no Poder Executivo:</text:span></text:p>
          <text:list>
            <text:list-item>
              <text:p text:style-name="P15"><text:span text:style-name="T4">criação e extinção → lei em sentido formal (iniciativa do PR, aprovação do legislativo);</text:span></text:p>
            </text:list-item>
            <text:list-item>
              <text:p text:style-name="P15"><text:span text:style-name="T4">organização e funcionamento → decretos autônomos;</text:span></text:p>
            </text:list-item>
          </text:list>
        </text:list-item>
        <text:list-item>
          <text:p text:style-name="P15"><text:span text:style-name="T4">no Poder Judiciário:</text:span></text:p>
          <text:list>
            <text:list-item>
              <text:p text:style-name="P15"><text:span text:style-name="T4">a iniciativa de lei compete ao STF, Tribunais Superiores, TJ’s, TC’s e MP;</text:span></text:p>
            </text:list-item>
          </text:list>
        </text:list-item>
        <text:list-item>
          <text:p text:style-name="P15"><text:span text:style-name="T4">no Poder Legislativo:</text:span></text:p>
          <text:list>
            <text:list-item>
              <text:p text:style-name="P15"><text:span text:style-name="T4">Para </text:span>Carvalho <text:span text:style-name="T4">Filho: criação, extinção, organização e funcionamento </text:span>não<text:span text:style-name="T4"> dependem de lei, mas de </text:span>atos administrativos<text:span text:style-name="T4"> praticados pelas respectivas Casas. </text:span><text:span text:style-name="T7">[só considerar isso correto se a questão trouxer elementos que induzam à doutrina de Carvalho Filho!]</text:span></text:p>
            </text:list-item>
          </text:list>
        </text:list-item>
      </text:list>
      <text:p text:style-name="P14"><text:span text:style-name="T7"/></text:p>
      <text:p text:style-name="P16"><text:span text:style-name="T4">Órgãos </text:span>autônomos <text:span text:style-name="T4">e os </text:span>independentes<text:span text:style-name="T4"> possuem capacidade processula para impetrar </text:span>MS na defesa de suas prerrogativas e competências<text:span text:style-name="T4">, </text:span><text:span text:style-name="T6">quando violadas por ato de outro órgão.</text:span></text:p>
      <text:list xml:id="list148299278" text:style-name="L8">
        <text:list-item>
          <text:p text:style-name="P17">Atenção!<text:span text:style-name="T4"> Código de Defesa do Consumidor: </text:span><text:span text:style-name="T8">as entidades e órgãos da administração pública, direta ou indireta, ainda que sem personalidade jurídica, especificamente destinados à defesa dos interesses e direitos protegidos por este Código</text:span><text:span text:style-name="T10">.</text:span></text:p>
        </text:list-item>
      </text:list>
      <text:p text:style-name="P18"><text:span text:style-name="T10"/></text:p>
      <text:p text:style-name="P18"><text:span text:style-name="T9">Órgãos independentes</text:span><text:span text:style-name="T10">:</text:span></text:p>
      <text:list xml:id="list4277613231" text:style-name="L9">
        <text:list-item>
          <text:p text:style-name="P19"><text:span text:style-name="T10">previstos diretamente na CF;</text:span></text:p>
        </text:list-item>
        <text:list-item>
          <text:p text:style-name="P19"><text:span text:style-name="T10">atribuições desenvolvidas por agentes políticos.</text:span></text:p>
        </text:list-item>
      </text:list>
      <text:p text:style-name="P18"><text:span text:style-name="T10"/></text:p>
      <text:p text:style-name="P18"><text:span text:style-name="T9">Órgãos autônomos</text:span><text:span text:style-name="T10">:</text:span></text:p>
      <text:list xml:id="list244106936" text:style-name="L10">
        <text:list-item>
          <text:p text:style-name="P20"><text:span text:style-name="T10">autonomia administrativa, financeira e técnica;</text:span></text:p>
        </text:list-item>
        <text:list-item>
          <text:p text:style-name="P20"><text:span text:style-name="T10">órgãos diretivos.</text:span></text:p>
        </text:list-item>
      </text:list>
      <text:p text:style-name="P18"><text:span text:style-name="T10"/></text:p>
      <text:p text:style-name="P18"><text:span text:style-name="T9">Órgãos superiores</text:span><text:span text:style-name="T10">:</text:span></text:p>
      <text:list xml:id="list482313011" text:style-name="L11">
        <text:list-item>
          <text:p text:style-name="P21"><text:span text:style-name="T10">atribuições de direção, controle e decisão;</text:span></text:p>
        </text:list-item>
        <text:list-item>
          <text:p text:style-name="P21"><text:span text:style-name="T10">sujeitos ao controle hierárquico de uma instância superior;</text:span></text:p>
        </text:list-item>
        <text:list-item>
          <text:p text:style-name="P21"><text:span text:style-name="T10">não possuem autonomia.</text:span></text:p>
        </text:list-item>
      </text:list>
      <text:p text:style-name="P18"><text:span text:style-name="T10"/></text:p>
      <text:p text:style-name="P18"><text:span text:style-name="T9">Órgãos subalternos</text:span><text:span text:style-name="T10">:</text:span></text:p>
      <text:list xml:id="list1303399277" text:style-name="L12">
        <text:list-item>
          <text:p text:style-name="P22"><text:span text:style-name="T10">atribuições de mera execução;</text:span></text:p>
        </text:list-item>
        <text:list-item>
          <text:p text:style-name="P22"><text:span text:style-name="T10">subordinados a vários níveis hierárquicos superiores.</text:span></text:p>
        </text:list-item>
      </text:list>
      <text:p text:style-name="P18"><text:span text:style-name="T10"/></text:p>
      <text:p text:style-name="P18"><text:span text:style-name="T9">Órgãos burocráticos</text:span><text:span text:style-name="T10"> [Di Pietro]:</text:span></text:p>
      <text:list xml:id="list969790044" text:style-name="L13">
        <text:list-item>
          <text:p text:style-name="P23"><text:span text:style-name="T10">estão a cargo de uma só PF ou de várias pessoas ordenadas numa esrtutura hierárquica </text:span><text:span text:style-name="T9">vertical</text:span><text:span text:style-name="T10">;</text:span></text:p>
        </text:list-item>
        <text:list-item>
          <text:p text:style-name="P23"><text:span text:style-name="T10">contraponto aos órgãos colegiados, que são horizontais.</text:span></text:p>
        </text:list-item>
      </text:list>
      <text:p text:style-name="P18"><text:span text:style-name="T10"/></text:p>
      <text:p text:style-name="P18"><text:span text:style-name="T9">Órgãos ativos/consultivos/de controle</text:span><text:span text:style-name="T10">:</text:span></text:p>
      <text:list xml:id="list3484920670" text:style-name="L14">
        <text:list-item>
          <text:p text:style-name="P24"><text:span text:style-name="T10">possuem como função primordial, respectivamente, o desenvolvimento de uma administração ativa, de uma atividade consultiva ou de controle sobre outros órgãos.</text:span></text:p>
        </text:list-item>
      </text:list>
      <text:p text:style-name="P2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c081" officeooo:paragraph-rsid="001ac0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Organização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06:29.741000000</meta:creation-date>
    <dc:date>2018-04-13T17:33:25.516000000</dc:date>
    <meta:editing-duration>PT55M28S</meta:editing-duration>
    <meta:editing-cycles>11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61" meta:word-count="636" meta:character-count="4198" meta:non-whitespace-character-count="3662"/>
  </office:meta>
</office:document-meta>
</file>